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D9000006DAEF35019402DC982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Arial" svg:font-family="Arial"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P5" style:family="paragraph" style:parent-style-name="Standard" style:master-page-name="Standard">
      <style:paragraph-properties fo:margin-left="0in" fo:margin-right="0in" fo:margin-top="0in" fo:margin-bottom="0.0972in" loext:contextual-spacing="false" fo:line-height="115%" fo:text-align="center" style:justify-single-word="false" fo:keep-together="auto" fo:orphans="2" fo:widows="2" fo:text-indent="0in" style:auto-text-indent="false" style:page-number="1" fo:break-before="auto" fo:break-after="auto" fo:padding="0in" fo:border="none" fo:keep-with-next="auto"/>
    </style:style>
    <style:style style:name="P6" style:family="paragraph" style:parent-style-name="Standard" style:list-style-name="WWNum3">
      <style:paragraph-properties fo:margin-left="0.6339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 style:family="paragraph" style:parent-style-name="Standard">
      <style:paragraph-properties fo:margin-left="0.6339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8" style:family="paragraph" style:parent-style-name="Standard" style:list-style-name="WWNum4">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 style:family="paragraph" style:parent-style-name="Standard" style:list-style-name="WWNum2">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 style:family="paragraph" style:parent-style-name="Standard" style:list-style-name="WWNum1">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1" style:family="paragraph" style:parent-style-name="Standard">
      <style:paragraph-properties fo:margin-left="0.5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20pt" fo:font-style="normal" style:text-underline-style="none" fo:font-weight="bold" style:font-name-asian="Arial1" style:font-size-asian="20pt" style:font-style-asian="normal" style:font-weight-asian="bold" style:font-name-complex="Arial1" style:font-size-complex="20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4"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5" style:family="text">
      <style:text-properties fo:font-variant="normal" fo:text-transform="none" fo:color="#000080" style:text-line-through-style="none" style:text-line-through-type="none" style:text-position="0% 100%" style:font-name="Arial" fo:font-size="12pt" fo:font-style="normal" style:text-underline-style="solid" style:text-underline-width="auto" style:text-underline-color="font-color" fo:font-weight="bold" style:font-name-asian="Arial1" style:font-size-asian="12pt" style:font-style-asian="normal" style:font-weight-asian="bold" style:font-name-complex="Arial1" style:font-size-complex="12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Recommendations on forensic capabilities and containment capability</text:span></text:p>
      <text:p text:style-name="P2"/>
      <text:p text:style-name="P1"><text:span text:style-name="T2">Forensic capabilities and containment are critical aspects of managing security incidents and responding effectively to potential security breaches within your AWS environment. Here are recommendations for utilizing AWS services and third-party tools to enhance your forensic and containment strategies:</text:span></text:p>
      <text:p text:style-name="P3"/>
      <text:p text:style-name="P1"><text:span text:style-name="T4">Forensic Capabilities:</text:span></text:p>
      <text:p text:style-name="P1"><text:span text:style-name="T2">Forensic capabilities involve gathering, preserving, analyzing, and documenting evidence related to security incidents. This process is crucial for understanding the scope and impact of an incident, identifying the root cause, and providing necessary evidence for legal or regulatory purposes.</text:span></text:p>
      <text:p text:style-name="P3"/>
      <text:list xml:id="list778390070" text:style-name="WWNum3">
        <text:list-item>
          <text:p text:style-name="P6"><text:span text:style-name="T3">Logging and Monitoring:</text:span></text:p>
        </text:list-item>
      </text:list>
      <text:p text:style-name="P7"><text:span text:style-name="T2">Utilize AWS CloudTrail and Amazon CloudWatch Logs to capture activity and events within your AWS account. Enable detailed logging for services like Amazon EC2, AWS IAM, and AWS S3 to track access and changes.</text:span></text:p>
      <text:list xml:id="list35109652697694" text:continue-numbering="true" text:style-name="WWNum3">
        <text:list-item>
          <text:p text:style-name="P6"><text:span text:style-name="T3">Event Reconstruction:</text:span></text:p>
        </text:list-item>
      </text:list>
      <text:p text:style-name="P7"><text:span text:style-name="T2">Leverage AWS CloudTrail to reconstruct events and actions taken during a security incident. CloudTrail provides a detailed audit trail of API calls, helping you understand the sequence of events.</text:span></text:p>
      <text:list xml:id="list35110856850070" text:continue-numbering="true" text:style-name="WWNum3">
        <text:list-item>
          <text:p text:style-name="P6"><text:span text:style-name="T3">Incident Response Plan:</text:span></text:p>
        </text:list-item>
      </text:list>
      <text:p text:style-name="P7"><text:span text:style-name="T2">Develop a comprehensive incident response plan that outlines procedures for evidence collection, preservation, analysis, and reporting. Ensure your team is trained and familiar with these processes.</text:span></text:p>
      <text:list xml:id="list35111040709877" text:continue-numbering="true" text:style-name="WWNum3">
        <text:list-item>
          <text:p text:style-name="P6"><text:span text:style-name="T3">Immutable Data Storage:</text:span></text:p>
        </text:list-item>
      </text:list>
      <text:p text:style-name="P7"><text:span text:style-name="T2">Use AWS S3 object versioning and Amazon Glacier to maintain immutable copies of critical logs and data. This prevents tampering and ensures that evidence remains intact.</text:span></text:p>
      <text:p text:style-name="P3"/>
      <text:p text:style-name="P3"/>
      <text:p text:style-name="P3"/>
      <text:list xml:id="list35110088223722" text:continue-numbering="true" text:style-name="WWNum3">
        <text:list-item>
          <text:p text:style-name="P6"><text:span text:style-name="T3">Forensic Analysis Tools:</text:span></text:p>
        </text:list-item>
      </text:list>
      <text:p text:style-name="P7"><text:span text:style-name="T2">AWS offers services like Amazon Athena, Amazon Redshift, and Amazon QuickSight that allow you to analyze and visualize logs and data for insights into incident details.</text:span></text:p>
      <text:p text:style-name="P3"/>
      <text:p text:style-name="P1"><text:span text:style-name="T4">Containment Capability:</text:span></text:p>
      <text:p text:style-name="P1"><text:span text:style-name="T2">Containment involves isolating, mitigating, and limiting the impact of a security incident. It aims to prevent further damage, unauthorized access, and lateral movement by malicious actors.</text:span></text:p>
      <text:p text:style-name="P3"/>
      <text:list xml:id="list1914203457" text:style-name="WWNum4">
        <text:list-item>
          <text:p text:style-name="P8"><text:span text:style-name="T3">Isolation and Segmentation:</text:span></text:p>
        </text:list-item>
      </text:list>
      <text:p text:style-name="P11"><text:soft-page-break/><text:span text:style-name="T2">Implement network segmentation using Amazon VPC and security groups to isolate compromised resources from the rest of the network. This prevents lateral movement of attackers.</text:span></text:p>
      <text:list xml:id="list35110822802400" text:continue-numbering="true" text:style-name="WWNum4">
        <text:list-item>
          <text:p text:style-name="P8"><text:span text:style-name="T3">Identity and Access Management:</text:span></text:p>
        </text:list-item>
      </text:list>
      <text:p text:style-name="P11"><text:span text:style-name="T2">Utilize AWS IAM to enforce the principle of least privilege. Revoke unnecessary permissions and credentials to limit an attacker's ability to escalate privileges.</text:span></text:p>
      <text:list xml:id="list35110778133679" text:continue-numbering="true" text:style-name="WWNum4">
        <text:list-item>
          <text:p text:style-name="P8"><text:span text:style-name="T3">Automated Responses:</text:span></text:p>
        </text:list-item>
      </text:list>
      <text:p text:style-name="P11"><text:span text:style-name="T2">Set up AWS Lambda functions and Amazon CloudWatch Alarms to trigger automated responses when specific security events are detected, such as disabling compromised accounts or blocking malicious IP addresses.</text:span></text:p>
      <text:list xml:id="list35109577787542" text:continue-numbering="true" text:style-name="WWNum4">
        <text:list-item>
          <text:p text:style-name="P8"><text:span text:style-name="T3">System Snapshots and Backups:</text:span></text:p>
        </text:list-item>
      </text:list>
      <text:p text:style-name="P11"><text:span text:style-name="T2">Regularly create snapshots of EC2 instances and backups of critical data using Amazon EBS, Amazon RDS or AWS Backup. These can be used to restore systems to a known good state after an incident.</text:span></text:p>
      <text:list xml:id="list35110837371420" text:continue-numbering="true" text:style-name="WWNum4">
        <text:list-item>
          <text:p text:style-name="P8"><text:span text:style-name="T3">Security Groups and NACLs:</text:span></text:p>
        </text:list-item>
      </text:list>
      <text:p text:style-name="P11"><text:span text:style-name="T2">Use AWS security groups and network ACLs to enforce stricter access controls and restrict inbound and outbound traffic to and from compromised resources.</text:span></text:p>
      <text:p text:style-name="P3"/>
      <text:p text:style-name="P4"/>
      <text:p text:style-name="P4"/>
      <text:p text:style-name="P1"><text:span text:style-name="T4">AWS Services:</text:span></text:p>
      <text:list xml:id="list1292576295" text:style-name="WWNum2">
        <text:list-item>
          <text:p text:style-name="P9"><text:span text:style-name="T3">AWS Security Hub:</text:span><text:span text:style-name="T2"> Provides a comprehensive view of security alerts and compliance status across your AWS accounts. Integrates with various AWS services and third-party tools.</text:span></text:p>
        </text:list-item>
        <text:list-item>
          <text:p text:style-name="P9"><text:span text:style-name="T3">AWS GuardDuty:</text:span><text:span text:style-name="T2"> A managed threat detection service that uses machine learning to identify unusual activities and potential threats.</text:span></text:p>
        </text:list-item>
        <text:list-item>
          <text:p text:style-name="P9"><text:span text:style-name="T3">AWS WAF and AWS Shield:</text:span><text:span text:style-name="T2"> Protect your applications and resources from DDoS attacks and web-based threats.</text:span></text:p>
        </text:list-item>
        <text:list-item>
          <text:p text:style-name="P9"><text:span text:style-name="T3">AWS Macie: </text:span><text:span text:style-name="T2">A managed data security and privacy service that uses machine learning to discover and classify sensitive data in AWS. It helps you understand access patterns and potential vulnerabilities in your data.</text:span></text:p>
        </text:list-item>
        <text:list-item>
          <text:p text:style-name="P9"><text:span text:style-name="T3">AWS Config:</text:span><text:span text:style-name="T2"> Monitors and records resource configurations and changes in your AWS environment. It provides a detailed inventory of your resources and helps you assess compliance against desired configurations.</text:span></text:p>
        </text:list-item>
        <text:list-item>
          <text:p text:style-name="P9"><text:span text:style-name="T3">Amazon GuardDuty:</text:span><text:span text:style-name="T2"> A threat detection service that continuously monitors for malicious activity and unauthorized behavior. It analyzes AWS CloudTrail and VPC Flow Logs to detect anomalies.</text:span></text:p>
        </text:list-item>
        <text:list-item>
          <text:p text:style-name="P9"><text:span text:style-name="T3">Amazon Detective:</text:span><text:span text:style-name="T2"> Analyzes log data to identify patterns of suspicious behavior and potential security issues. It helps you visualize and investigate security incidents.</text:span></text:p>
        </text:list-item>
        <text:list-item>
          <text:p text:style-name="P9"><text:span text:style-name="T3">AWS CloudFormation StackSets:</text:span><text:span text:style-name="T2"> Allows you to create and manage stacks across multiple accounts and regions. Useful for deploying consistent security configurations and responding to incidents.</text:span></text:p>
        </text:list-item>
        <text:list-item>
          <text:p text:style-name="P9"><text:span text:style-name="T3">AWS Lambda:</text:span><text:span text:style-name="T2"> Use Lambda functions to automate security responses. For example, you can automatically disable compromised accounts or trigger alert notifications.</text:span></text:p>
        </text:list-item>
        <text:list-item>
          <text:p text:style-name="P9"><text:span text:style-name="T3">Amazon Inspector:</text:span><text:span text:style-name="T2"> Automatically assesses applications for vulnerabilities, security best practices, and compliance. It provides a detailed assessment report with recommended remediation steps.</text:span></text:p>
        </text:list-item>
      </text:list>
      <text:p text:style-name="P3"/>
      <text:p text:style-name="P4"/>
      <text:p text:style-name="P4"/>
      <text:p text:style-name="P4"><text:soft-page-break/></text:p>
      <text:p text:style-name="P4"/>
      <text:p text:style-name="P1"><text:span text:style-name="T4">Third-Party Tools:</text:span></text:p>
      <text:p text:style-name="P1"><text:span text:style-name="T2">Sysdig: Offers container security and monitoring solutions, providing visibility into containerized environments and enabling threat detection, compliance, and incident response.</text:span></text:p>
      <text:list xml:id="list2461273824" text:style-name="WWNum1">
        <text:list-item>
          <text:p text:style-name="P10"><text:a xlink:type="simple" xlink:href="https://sysdig.com/opensource/falco/" text:style-name="ListLabel_20_19" text:visited-style-name="ListLabel_20_19"><text:span text:style-name="T5">Falco</text:span></text:a><text:span text:style-name="T3">:</text:span><text:span text:style-name="T2"> An open-source tool for container runtime security, monitoring for unexpected behavior and potential security breaches in Kubernetes environments.</text:span></text:p>
        </text:list-item>
        <text:list-item>
          <text:p text:style-name="P10"><text:a xlink:type="simple" xlink:href="https://www.crowdstrike.com/products/endpoint-security/falcon-forensics/" text:style-name="ListLabel_20_19" text:visited-style-name="ListLabel_20_19"><text:span text:style-name="T5">CrowdStrike Falcon</text:span></text:a><text:span text:style-name="T2">: A cloud-native endpoint protection platform that offers advanced threat detection, prevention, and response capabilities.</text:span></text:p>
        </text:list-item>
        <text:list-item>
          <text:p text:style-name="P10"><text:a xlink:type="simple" xlink:href="https://www.splunk.com/en_us/products/enterprise-security.html" text:style-name="ListLabel_20_19" text:visited-style-name="ListLabel_20_19"><text:span text:style-name="T5">Splunk Enterprise Security</text:span></text:a><text:span text:style-name="T2">: A SIEM solution that provides real-time visibility into security events and enables incident investigation, correlation, and response.</text:span></text:p>
        </text:list-item>
        <text:list-item>
          <text:p text:style-name="P10"><text:a xlink:type="simple" xlink:href="https://www.elastic.co/elastic-stack" text:style-name="ListLabel_20_19" text:visited-style-name="ListLabel_20_19"><text:span text:style-name="T5">Elastic Stack (Elasticsearch, Logstash, Kibana)</text:span></text:a><text:span text:style-name="T2">: A powerful solution for log and event management, offering centralized logging, visualization, and analysis capabilities.</text:span></text:p>
        </text:list-item>
        <text:list-item>
          <text:p text:style-name="P10"><text:a xlink:type="simple" xlink:href="https://www.tenable.com/products/tenable-io" text:style-name="ListLabel_20_19" text:visited-style-name="ListLabel_20_19"><text:span text:style-name="T5">Tenable.io</text:span></text:a><text:span text:style-name="T2">: Provides vulnerability management and assessment tools to identify and prioritize vulnerabilities in your infrastructure.</text:span></text:p>
        </text:list-item>
        <text:list-item>
          <text:p text:style-name="P10"><text:a xlink:type="simple" xlink:href="https://www.vmware.com/uk/products/carbon-black-cloud.html" text:style-name="ListLabel_20_19" text:visited-style-name="ListLabel_20_19"><text:span text:style-name="T5">Carbon Black Cloud</text:span></text:a><text:span text:style-name="T2">: Offers endpoint detection and response (EDR) capabilities to identify and respond to threats across endpoints and workloads.</text:span></text:p>
        </text:list-item>
        <text:list-item>
          <text:p text:style-name="P10"><text:a xlink:type="simple" xlink:href="https://www.paloaltonetworks.com/prisma/cloud" text:style-name="ListLabel_20_19" text:visited-style-name="ListLabel_20_19"><text:span text:style-name="T5">Palo Alto Networks Prisma Cloud</text:span></text:a><text:span text:style-name="T2">: A cloud security platform that provides continuous monitoring, compliance assessment, and threat detection for cloud environments.</text:span></text:p>
        </text:list-item>
        <text:list-item>
          <text:p text:style-name="P10"><text:a xlink:type="simple" xlink:href="https://www.rapid7.com/products/insightvm/" text:style-name="ListLabel_20_19" text:visited-style-name="ListLabel_20_19"><text:span text:style-name="T5">Rapid7 InsightVM</text:span></text:a><text:span text:style-name="T2">: A vulnerability management solution that helps you identify and remediate security vulnerabilities across your AWS infrastructure.</text:span></text:p>
        </text:list-item>
        <text:list-item>
          <text:p text:style-name="P10"><text:a xlink:type="simple" xlink:href="https://darktrace.com/" text:style-name="ListLabel_20_19" text:visited-style-name="ListLabel_20_19"><text:span text:style-name="T5">Darktrace</text:span></text:a><text:span text:style-name="T2">: Utilizes AI and machine learning for real-time threat detection and autonomous response across network, cloud, and IoT environments.</text:span></text:p>
        </text:list-item>
      </text:list>
      <text:p text:style-name="P3"/>
      <text:p text:style-name="P1"><text:span text:style-name="T2">Remember that selecting the right combination of AWS services and third-party tools depends on your specific security requirements, architecture, and risk tolerance. An effective security strategy involves a layered approach with a mix of native AWS services and third-party solutions to provide comprehensive protection and visibility.</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Arial" svg:font-family="Arial"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normal"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normal"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LO-normal"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Header_20_and_20_Footer" style:display-name="Header and Footer" style:family="paragraph" style:parent-style-name="normal" style:default-outline-level=""/>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font-size="20pt" style:font-size-asian="20pt" style:font-size-complex="20pt"/>
    </style:style>
    <style:style style:name="Heading_20_2_20_Char" style:display-name="Heading 2 Char" style:family="text" style:parent-style-name="Default_20_Paragraph_20_Font">
      <style:text-properties fo:font-size="16pt" style:font-size-asian="16pt" style:font-size-complex="16pt"/>
    </style:style>
    <style:style style:name="Heading_20_3_20_Char" style:display-name="Heading 3 Char" style:family="text" style:parent-style-name="Default_20_Paragraph_20_Font">
      <style:text-properties fo:color="#434343" fo:font-size="14pt" style:font-size-asian="14pt" style:font-size-complex="14pt"/>
    </style:style>
    <style:style style:name="Heading_20_4_20_Char" style:display-name="Heading 4 Char" style:family="text" style:parent-style-name="Default_20_Paragraph_20_Font">
      <style:text-properties fo:color="#666666" fo:font-size="12pt" style:font-size-asian="12pt" style:font-size-complex="12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variant="normal" fo:text-transform="none" fo:color="#00008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63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883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13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383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63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883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13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383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63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3667"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752in" fo:margin-left="0in" fo:margin-right="0in" fo:margin-bottom="0.836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draw:frame draw:style-name="Mfr1" draw:name="image1.png" text:anchor-type="char" svg:x="-1in" svg:y="-0.5016in" svg:width="8.2736in" svg:height="11.6937in" draw:z-index="2"><draw:image xlink:href="Pictures/10000000000004D9000006DAEF35019402DC9828.png" xlink:type="simple" xlink:show="embed" xlink:actuate="onLoad" loext:mime-type="image/png"/></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23T10:17:00</meta:creation-date>
    <meta:initial-creator>David Nagy</meta:initial-creator>
    <meta:document-statistic meta:table-count="0" meta:image-count="1" meta:object-count="0" meta:page-count="3" meta:paragraph-count="49" meta:word-count="926" meta:character-count="6641" meta:non-whitespace-character-count="5793"/>
    <meta:generator>LibreOfficeDev/6.0.5.2$Linux_X86_64 LibreOffice_project/</meta:generator>
  </office:meta>
</office:document-meta>
</file>